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29cm" fo:min-width="0.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6.1cm" fo:min-width="0.516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574cm" fo:min-width="0.324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573cm" fo:min-width="0.324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512cm" fo:min-width="0.262cm"/>
    </style:style>
    <style:style style:name="gr7" style:family="graphic" style:parent-style-name="standard">
      <style:graphic-properties draw:fill="hatch" draw:fill-color="#ffffff" draw:fill-hatch-name="Black_20_45_20_Degrees" draw:textarea-horizontal-align="justify" draw:textarea-vertical-align="middle" draw:auto-grow-height="false" fo:min-height="0.5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595cm"/>
    </style:style>
    <style:style style:name="gr9" style:family="graphic" style:parent-style-name="objectwithoutfill">
      <style:graphic-properties draw:marker-end="Arrowhead_20_1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2.145cm"/>
    </style:style>
    <style:style style:name="gr11" style:family="graphic" style:parent-style-name="standard">
      <style:graphic-properties draw:fill="solid" draw:fill-color="#ffff66" draw:textarea-horizontal-align="justify" draw:textarea-vertical-align="middle" draw:auto-grow-height="false" fo:min-height="2.29cm" fo:min-width="1.523cm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 fo:min-height="2.29cm" fo:min-width="2.548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gr14" style:family="graphic" style:parent-style-name="standard">
      <style:graphic-properties draw:stroke="none" draw:fill="none" fo:min-height="0.472cm"/>
    </style:style>
    <style:style style:name="gr15" style:family="graphic" style:parent-style-name="standard">
      <style:graphic-properties draw:stroke="none" draw:fill="none" fo:min-height="0.941cm"/>
    </style:style>
    <style:style style:name="gr16" style:family="graphic" style:parent-style-name="standard">
      <style:graphic-properties draw:fill="solid" draw:fill-color="#ccffcc" draw:textarea-horizontal-align="justify" draw:textarea-vertical-align="middle" draw:auto-grow-height="false" fo:min-height="1.306cm" fo:min-width="0.00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6.7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601cm" fo:min-width="0.351cm"/>
    </style:style>
    <style:style style:name="gr20" style:family="graphic" style:parent-style-name="standard">
      <style:graphic-properties draw:fill="solid" draw:fill-color="#ff8080" draw:textarea-horizontal-align="justify" draw:textarea-vertical-align="middle" draw:auto-grow-height="false" fo:min-height="0.199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476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43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26" style:family="graphic" style:parent-style-name="objectwithoutfill">
      <style:graphic-properties draw:stroke="dash" draw:stroke-dash="Fine_20_Dashed" draw:marker-end="Arrowhead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ff3333"/>
    </style:style>
    <style:style style:name="P5" style:family="paragraph">
      <style:paragraph-properties fo:text-align="center"/>
      <style:text-properties fo:color="#0066ff"/>
    </style:style>
    <style:style style:name="P6" style:family="paragraph">
      <style:paragraph-properties fo:text-align="center"/>
      <style:text-properties fo:color="#579d1c"/>
    </style:style>
    <style:style style:name="P7" style:family="paragraph">
      <style:paragraph-properties fo:text-align="center"/>
      <style:text-properties fo:color="#0000ff"/>
    </style:style>
    <style:style style:name="T1" style:family="text">
      <style:text-properties fo:color="#00000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3333"/>
    </style:style>
    <style:style style:name="T4" style:family="text">
      <style:text-properties fo:color="#0066ff"/>
    </style:style>
    <style:style style:name="T5" style:family="text">
      <style:text-properties fo:color="#579d1c"/>
    </style:style>
    <style:style style:name="T6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>
          <draw:custom-shape draw:style-name="gr1" draw:text-style-name="P1" draw:layer="layout" svg:width="0.762cm" svg:height="0.762cm" svg:x="8.747cm" svg:y="8.493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762cm" svg:height="0.762cm" svg:x="10.779cm" svg:y="7.096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762cm" svg:height="0.762cm" svg:x="10.525cm" svg:y="10.271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762cm" svg:height="0.762cm" svg:x="12.303cm" svg:y="8.747cm">
            <text:p text:style-name="P1">4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762cm" svg:height="0.762cm" svg:x="14.081cm" svg:y="9.89cm">
            <text:p text:style-name="P1">5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382cm" svg:y1="8.62cm" svg:x2="10.779cm" svg:y2="7.477cm">
            <text:p/>
          </draw:line>
          <draw:line draw:style-name="gr2" draw:text-style-name="P1" draw:layer="layout" svg:x1="9.382cm" svg:y1="9.255cm" svg:x2="10.652cm" svg:y2="10.398cm">
            <text:p/>
          </draw:line>
          <draw:line draw:style-name="gr2" draw:text-style-name="P1" draw:layer="layout" svg:x1="9.509cm" svg:y1="8.874cm" svg:x2="12.303cm" svg:y2="9.128cm">
            <text:p/>
          </draw:line>
          <draw:line draw:style-name="gr2" draw:text-style-name="P1" draw:layer="layout" svg:x1="11.541cm" svg:y1="7.477cm" svg:x2="12.684cm" svg:y2="8.747cm">
            <text:p/>
          </draw:line>
          <draw:line draw:style-name="gr2" draw:text-style-name="P1" draw:layer="layout" svg:x1="13.065cm" svg:y1="9.128cm" svg:x2="14.208cm" svg:y2="10.017cm">
            <text:p/>
          </draw:line>
          <draw:line draw:style-name="gr2" draw:text-style-name="P1" draw:layer="layout" svg:x1="12.43cm" svg:y1="9.382cm" svg:x2="11.16cm" svg:y2="10.398cm">
            <text:p/>
          </draw:line>
          <draw:line draw:style-name="gr2" draw:text-style-name="P1" draw:layer="layout" svg:x1="11.16cm" svg:y1="10.906cm" svg:x2="14.081cm" svg:y2="10.398cm">
            <text:p/>
          </draw:line>
          <draw:line draw:style-name="gr2" draw:text-style-name="P1" draw:layer="layout" svg:x1="10.906cm" svg:y1="10.271cm" svg:x2="11.16cm" svg:y2="7.858cm">
            <text:p/>
          </draw:line>
        </draw:g>
        <draw:g>
          <draw:custom-shape draw:style-name="gr3" draw:text-style-name="P1" draw:layer="layout" svg:width="1.016cm" svg:height="6.35cm" svg:x="1.562cm" svg:y="2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4" draw:text-style-name="P2" draw:layer="layout" svg:width="0.824cm" svg:height="0.824cm" svg:x="1.658cm" svg:y="2.775cm">
                <text:p text:style-name="P1"><text:span text:style-name="T1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2" draw:layer="layout" svg:width="0.824cm" svg:height="0.823cm" svg:x="1.658cm" svg:y="4.073cm">
                <text:p text:style-name="P1"><text:span text:style-name="T1">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2" draw:layer="layout" svg:width="0.824cm" svg:height="0.823cm" svg:x="1.658cm" svg:y="5.452cm">
                <text:p text:style-name="P1"><text:span text:style-name="T1">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2" draw:layer="layout" svg:width="0.824cm" svg:height="0.823cm" svg:x="1.658cm" svg:y="6.75cm">
                <text:p text:style-name="P1"><text:span text:style-name="T1">4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0.824cm" svg:height="0.824cm" svg:x="1.658cm" svg:y="8.047cm">
                <text:p text:style-name="P1"><text:span text:style-name="T1">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3.182cm" svg:y="2.775cm">
                <text:p text:style-name="P1">2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3.944cm" svg:y="2.775cm">
                <text:p text:style-name="P1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" draw:layer="layout" svg:width="0.381cm" svg:height="0.762cm" svg:x="4.706cm" svg:y="2.7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1" draw:layer="layout" svg:x1="5.087cm" svg:y1="3.156cm" svg:x2="6.103cm" svg:y2="3.156cm">
                <text:p/>
              </draw:line>
              <draw:custom-shape draw:style-name="gr6" draw:text-style-name="P1" draw:layer="layout" svg:width="0.762cm" svg:height="0.762cm" svg:x="6.082cm" svg:y="2.775cm">
                <text:p text:style-name="P1">4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6.844cm" svg:y="2.775cm">
                <text:p text:style-name="P1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" draw:layer="layout" svg:width="0.381cm" svg:height="0.762cm" svg:x="7.606cm" svg:y="2.7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1" draw:layer="layout" svg:x1="7.987cm" svg:y1="3.156cm" svg:x2="9.003cm" svg:y2="3.156cm">
                <text:p/>
              </draw:line>
              <draw:custom-shape draw:style-name="gr6" draw:text-style-name="P1" draw:layer="layout" svg:width="0.762cm" svg:height="0.762cm" svg:x="8.982cm" svg:y="2.775cm">
                <text:p text:style-name="P1">3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9.744cm" svg:y="2.775cm">
                <text:p text:style-name="P1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" draw:layer="layout" svg:width="0.381cm" svg:height="0.762cm" svg:x="10.506cm" svg:y="2.7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3.182cm" svg:y="4.075cm">
                <text:p text:style-name="P1">4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3.944cm" svg:y="4.075cm">
                <text:p text:style-name="P1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" draw:layer="layout" svg:width="0.381cm" svg:height="0.762cm" svg:x="4.706cm" svg:y="4.0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3.182cm" svg:y="5.475cm">
                <text:p text:style-name="P1">5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3.944cm" svg:y="5.475cm">
                <text:p text:style-name="P1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" draw:layer="layout" svg:width="0.381cm" svg:height="0.762cm" svg:x="4.706cm" svg:y="5.4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1" draw:layer="layout" svg:x1="5.087cm" svg:y1="5.856cm" svg:x2="6.103cm" svg:y2="5.856cm">
                <text:p/>
              </draw:line>
              <draw:custom-shape draw:style-name="gr6" draw:text-style-name="P1" draw:layer="layout" svg:width="0.762cm" svg:height="0.762cm" svg:x="6.082cm" svg:y="5.475cm">
                <text:p text:style-name="P1">2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6.844cm" svg:y="5.475cm">
                <text:p text:style-name="P1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" draw:layer="layout" svg:width="0.381cm" svg:height="0.762cm" svg:x="7.606cm" svg:y="5.4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3.182cm" svg:y="6.775cm">
                <text:p text:style-name="P1">3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3.944cm" svg:y="6.775cm">
                <text:p text:style-name="P1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" draw:layer="layout" svg:width="0.381cm" svg:height="0.762cm" svg:x="4.706cm" svg:y="6.7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1" draw:layer="layout" svg:x1="5.087cm" svg:y1="7.156cm" svg:x2="6.103cm" svg:y2="7.156cm">
                <text:p/>
              </draw:line>
              <draw:custom-shape draw:style-name="gr6" draw:text-style-name="P1" draw:layer="layout" svg:width="0.762cm" svg:height="0.762cm" svg:x="6.082cm" svg:y="6.775cm">
                <text:p text:style-name="P1">5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6.844cm" svg:y="6.775cm">
                <text:p text:style-name="P1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" draw:layer="layout" svg:width="0.381cm" svg:height="0.762cm" svg:x="7.606cm" svg:y="6.7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1" draw:layer="layout" svg:x1="2.487cm" svg:y1="3.156cm" svg:x2="3.182cm" svg:y2="3.156cm">
                <text:p/>
              </draw:line>
              <draw:line draw:style-name="gr2" draw:text-style-name="P1" draw:layer="layout" svg:x1="2.487cm" svg:y1="4.456cm" svg:x2="3.182cm" svg:y2="4.456cm">
                <text:p/>
              </draw:line>
              <draw:line draw:style-name="gr2" draw:text-style-name="P1" draw:layer="layout" svg:x1="2.487cm" svg:y1="5.856cm" svg:x2="3.182cm" svg:y2="5.856cm">
                <text:p/>
              </draw:line>
              <draw:line draw:style-name="gr2" draw:text-style-name="P1" draw:layer="layout" svg:x1="2.487cm" svg:y1="7.156cm" svg:x2="3.182cm" svg:y2="7.156cm">
                <text:p/>
              </draw:line>
            </draw:g>
            <draw:frame draw:style-name="gr8" draw:text-style-name="P3" draw:layer="layout" svg:width="2.242cm" svg:height="0.721cm" svg:x="1.081cm" svg:y="1.208cm">
              <draw:text-box>
                <text:p><text:span text:style-name="T2">Vertex ID</text:span></text:p>
              </draw:text-box>
            </draw:frame>
            <draw:line draw:style-name="gr9" draw:text-style-name="P1" draw:layer="layout" svg:x1="2.124cm" svg:y1="1.875cm" svg:x2="2.124cm" svg:y2="2.637cm">
              <text:p/>
            </draw:line>
            <draw:line draw:style-name="gr9" draw:text-style-name="P1" draw:layer="layout" svg:x1="2.524cm" svg:y1="1.875cm" svg:x2="3.521cm" svg:y2="2.637cm">
              <text:p/>
            </draw:line>
            <draw:frame draw:style-name="gr10" draw:text-style-name="P3" draw:layer="layout" svg:width="2.83cm" svg:height="0.721cm" svg:x="4.281cm" svg:y="1.209cm">
              <draw:text-box>
                <text:p><text:span text:style-name="T2">Edge weight</text:span></text:p>
              </draw:text-box>
            </draw:frame>
            <draw:line draw:style-name="gr9" draw:text-style-name="P1" draw:layer="layout" svg:x1="5.024cm" svg:y1="1.875cm" svg:x2="4.537cm" svg:y2="2.637cm">
              <text:p/>
            </draw:line>
            <draw:line draw:style-name="gr9" draw:text-style-name="P1" draw:layer="layout" svg:x1="6.442cm" svg:y1="1.875cm" svg:x2="7.077cm" svg:y2="2.637cm">
              <text:p/>
            </draw:line>
          </draw:g>
        </draw:g>
        <draw:g>
          <draw:custom-shape draw:style-name="gr11" draw:text-style-name="P1" draw:layer="layout" svg:width="2.023cm" svg:height="2.54cm" svg:x="19.705cm" svg:y="2.67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048cm" svg:height="2.54cm" svg:x="15.505cm" svg:y="2.67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4.572cm" svg:height="1.016cm" svg:x="15.605cm" svg:y="6.1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62cm" svg:height="0.762cm" svg:x="15.632cm" svg:y="2.805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5.632cm" svg:y="3.567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5.632cm" svg:y="4.329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6.632cm" svg:y="2.805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6.632cm" svg:y="3.567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6.632cm" svg:y="4.329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7.632cm" svg:y="2.805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7.632cm" svg:y="3.567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7.632cm" svg:y="4.329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8.732cm" svg:y="2.805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8.732cm" svg:y="3.567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8.732cm" svg:y="4.329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9.832cm" svg:y="2.805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9.832cm" svg:y="3.567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9.832cm" svg:y="4.329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0.832cm" svg:y="2.805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0.832cm" svg:y="3.567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0.832cm" svg:y="4.329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1.932cm" svg:y="2.805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1.932cm" svg:y="3.567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1.932cm" svg:y="4.329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2.932cm" svg:y="2.805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2.932cm" svg:y="3.567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2.932cm" svg:y="4.329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5.732cm" svg:y="6.329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6.632cm" svg:y="6.329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7.532cm" svg:y="6.329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8.432cm" svg:y="6.329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9.332cm" svg:y="6.329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2.242cm" svg:height="0.722cm" svg:x="12.457cm" svg:y="6.361cm">
            <draw:text-box>
              <text:p><text:span text:style-name="T2">Vertex ID</text:span></text:p>
            </draw:text-box>
          </draw:frame>
          <draw:frame draw:style-name="gr14" draw:text-style-name="P3" draw:layer="layout" svg:width="2.54cm" svg:height="0.722cm" svg:x="12.457cm" svg:y="4.369cm">
            <draw:text-box>
              <text:p><text:span text:style-name="T2">Source ID</text:span></text:p>
            </draw:text-box>
          </draw:frame>
          <draw:frame draw:style-name="gr15" draw:text-style-name="P3" draw:layer="layout" svg:width="3.175cm" svg:height="1.191cm" svg:x="11.668cm" svg:y="2.869cm">
            <draw:text-box>
              <text:p><text:span text:style-name="T2">Destination ID</text:span></text:p>
            </draw:text-box>
          </draw:frame>
          <draw:frame draw:style-name="gr14" draw:text-style-name="P3" draw:layer="layout" svg:width="1.905cm" svg:height="0.722cm" svg:x="12.957cm" svg:y="3.569cm">
            <draw:text-box>
              <text:p><text:span text:style-name="T2">Weight</text:span></text:p>
            </draw:text-box>
          </draw:frame>
          <draw:line draw:style-name="gr2" draw:text-style-name="P1" draw:layer="layout" svg:x1="16.013cm" svg:y1="6.234cm" svg:x2="16.013cm" svg:y2="5.218cm">
            <text:p/>
          </draw:line>
          <draw:line draw:style-name="gr2" draw:text-style-name="P1" draw:layer="layout" svg:x1="17.013cm" svg:y1="6.235cm" svg:x2="18.68cm" svg:y2="5.29cm">
            <text:p/>
          </draw:line>
          <draw:line draw:style-name="gr2" draw:text-style-name="P1" draw:layer="layout" svg:x1="18.113cm" svg:y1="6.236cm" svg:x2="19.696cm" svg:y2="5.339cm">
            <text:p/>
          </draw:line>
          <draw:line draw:style-name="gr2" draw:text-style-name="P1" draw:layer="layout" svg:x1="19.213cm" svg:y1="6.237cm" svg:x2="21.982cm" svg:y2="5.304cm">
            <text:p/>
          </draw:line>
          <draw:line draw:style-name="gr9" draw:text-style-name="P1" draw:layer="layout" svg:x1="14.643cm" svg:y1="3.286cm" svg:x2="15.405cm" svg:y2="3.286cm">
            <text:p/>
          </draw:line>
          <draw:line draw:style-name="gr9" draw:text-style-name="P1" draw:layer="layout" svg:x1="14.643cm" svg:y1="3.986cm" svg:x2="15.405cm" svg:y2="3.986cm">
            <text:p/>
          </draw:line>
          <draw:line draw:style-name="gr9" draw:text-style-name="P1" draw:layer="layout" svg:x1="14.643cm" svg:y1="4.686cm" svg:x2="15.405cm" svg:y2="4.686cm">
            <text:p/>
          </draw:line>
        </draw:g>
        <draw:g>
          <draw:custom-shape draw:style-name="gr6" draw:text-style-name="P1" draw:layer="layout" svg:width="0.762cm" svg:height="0.762cm" svg:x="7.5cm" svg:y="14.897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7.5cm" svg:y="15.65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762cm" svg:height="0.762cm" svg:x="7.5cm" svg:y="16.421cm">
            <text:p text:style-name="P1"><text:span text:style-name="T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5cm" svg:y="14.897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5cm" svg:y="15.65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5cm" svg:y="16.421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9.5cm" svg:y="14.897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9.5cm" svg:y="15.65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762cm" svg:height="0.762cm" svg:x="9.5cm" svg:y="16.421cm">
            <text:p text:style-name="P1"><text:span text:style-name="T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6cm" svg:y="14.897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6cm" svg:y="15.65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762cm" svg:height="0.762cm" svg:x="10.6cm" svg:y="16.421cm">
            <text:p text:style-name="P1"><text:span text:style-name="T4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1.7cm" svg:y="14.897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1.7cm" svg:y="15.65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762cm" svg:height="0.762cm" svg:x="11.7cm" svg:y="16.421cm">
            <text:p text:style-name="P1"><text:span text:style-name="T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2.7cm" svg:y="14.897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2.7cm" svg:y="15.65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762cm" svg:height="0.762cm" svg:x="12.7cm" svg:y="16.421cm">
            <text:p text:style-name="P1"><text:span text:style-name="T6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3.8cm" svg:y="14.897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3.8cm" svg:y="15.65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762cm" svg:height="0.762cm" svg:x="13.8cm" svg:y="16.421cm">
            <text:p text:style-name="P1"><text:span text:style-name="T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4.8cm" svg:y="14.897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4.8cm" svg:y="15.65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762cm" svg:height="0.762cm" svg:x="14.8cm" svg:y="16.421cm">
            <text:p text:style-name="P1"><text:span text:style-name="T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2.54cm" svg:height="0.722cm" svg:x="4.325cm" svg:y="16.461cm">
            <draw:text-box>
              <text:p><text:span text:style-name="T2">Source ID</text:span></text:p>
            </draw:text-box>
          </draw:frame>
          <draw:frame draw:style-name="gr15" draw:text-style-name="P3" draw:layer="layout" svg:width="3.175cm" svg:height="1.191cm" svg:x="3.536cm" svg:y="14.961cm">
            <draw:text-box>
              <text:p><text:span text:style-name="T2">Destination ID</text:span></text:p>
            </draw:text-box>
          </draw:frame>
          <draw:frame draw:style-name="gr14" draw:text-style-name="P3" draw:layer="layout" svg:width="1.905cm" svg:height="0.722cm" svg:x="4.825cm" svg:y="15.661cm">
            <draw:text-box>
              <text:p><text:span text:style-name="T2">Weight</text:span></text:p>
            </draw:text-box>
          </draw:frame>
          <draw:line draw:style-name="gr9" draw:text-style-name="P1" draw:layer="layout" svg:x1="6.511cm" svg:y1="15.378cm" svg:x2="7.273cm" svg:y2="15.378cm">
            <text:p/>
          </draw:line>
          <draw:line draw:style-name="gr9" draw:text-style-name="P1" draw:layer="layout" svg:x1="6.511cm" svg:y1="16.078cm" svg:x2="7.273cm" svg:y2="16.078cm">
            <text:p/>
          </draw:line>
          <draw:line draw:style-name="gr9" draw:text-style-name="P1" draw:layer="layout" svg:x1="6.511cm" svg:y1="16.778cm" svg:x2="7.273cm" svg:y2="16.778cm">
            <text:p/>
          </draw:line>
          <draw:custom-shape draw:style-name="gr11" draw:text-style-name="P1" draw:layer="layout" svg:width="2.023cm" svg:height="2.54cm" svg:x="11.661cm" svg:y="19.8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048cm" svg:height="2.54cm" svg:x="7.461cm" svg:y="19.8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62cm" svg:height="0.762cm" svg:x="7.588cm" svg:y="19.961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7.588cm" svg:y="20.72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762cm" svg:height="0.762cm" svg:x="7.588cm" svg:y="21.485cm">
            <text:p text:style-name="P1"><text:span text:style-name="T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588cm" svg:y="19.961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588cm" svg:y="20.72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762cm" svg:height="0.762cm" svg:x="8.588cm" svg:y="21.485cm">
            <text:p text:style-name="P1"><text:span text:style-name="T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9.588cm" svg:y="19.961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9.588cm" svg:y="20.72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762cm" svg:height="0.762cm" svg:x="9.588cm" svg:y="21.485cm">
            <text:p text:style-name="P1"><text:span text:style-name="T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688cm" svg:y="19.961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688cm" svg:y="20.72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688cm" svg:y="21.485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1.788cm" svg:y="19.961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1.788cm" svg:y="20.72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762cm" svg:height="0.762cm" svg:x="11.788cm" svg:y="21.485cm">
            <text:p text:style-name="P1"><text:span text:style-name="T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2.788cm" svg:y="19.961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2.788cm" svg:y="20.72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762cm" svg:height="0.762cm" svg:x="12.788cm" svg:y="21.485cm">
            <text:p text:style-name="P1"><text:span text:style-name="T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3.888cm" svg:y="19.961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3.888cm" svg:y="20.72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762cm" svg:height="0.762cm" svg:x="13.888cm" svg:y="21.485cm">
            <text:p text:style-name="P1"><text:span text:style-name="T6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4.888cm" svg:y="19.961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4.888cm" svg:y="20.72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762cm" svg:height="0.762cm" svg:x="14.888cm" svg:y="21.485cm">
            <text:p text:style-name="P1"><text:span text:style-name="T4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2.54cm" svg:height="0.722cm" svg:x="4.413cm" svg:y="21.525cm">
            <draw:text-box>
              <text:p><text:span text:style-name="T2">Source ID</text:span></text:p>
            </draw:text-box>
          </draw:frame>
          <draw:frame draw:style-name="gr15" draw:text-style-name="P3" draw:layer="layout" svg:width="3.175cm" svg:height="1.191cm" svg:x="3.624cm" svg:y="20.025cm">
            <draw:text-box>
              <text:p><text:span text:style-name="T2">Destination ID</text:span></text:p>
            </draw:text-box>
          </draw:frame>
          <draw:frame draw:style-name="gr14" draw:text-style-name="P3" draw:layer="layout" svg:width="1.905cm" svg:height="0.722cm" svg:x="4.913cm" svg:y="20.725cm">
            <draw:text-box>
              <text:p><text:span text:style-name="T2">Weight</text:span></text:p>
            </draw:text-box>
          </draw:frame>
          <draw:line draw:style-name="gr9" draw:text-style-name="P1" draw:layer="layout" svg:x1="6.599cm" svg:y1="20.442cm" svg:x2="7.361cm" svg:y2="20.442cm">
            <text:p/>
          </draw:line>
          <draw:line draw:style-name="gr9" draw:text-style-name="P1" draw:layer="layout" svg:x1="6.599cm" svg:y1="21.142cm" svg:x2="7.361cm" svg:y2="21.142cm">
            <text:p/>
          </draw:line>
          <draw:line draw:style-name="gr9" draw:text-style-name="P1" draw:layer="layout" svg:x1="6.599cm" svg:y1="21.842cm" svg:x2="7.361cm" svg:y2="21.842cm">
            <text:p/>
          </draw:line>
          <draw:custom-shape draw:style-name="gr16" draw:text-style-name="P1" draw:layer="layout" svg:width="1.016cm" svg:height="1.778cm" svg:x="7.361cm" svg:y="17.63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7" draw:text-style-name="P3" draw:layer="layout" svg:width="7.229cm" svg:height="1.191cm" svg:x="8.431cm" svg:y="17.656cm">
            <draw:text-box>
              <text:p><text:span text:style-name="T2">Counting Sort of edges by source id</text:span></text:p>
              <text:p><text:span text:style-name="T2">Complexity: O(|E| + |V|)</text:span></text:p>
            </draw:text-box>
          </draw:frame>
          <draw:custom-shape draw:style-name="gr11" draw:text-style-name="P1" draw:layer="layout" svg:width="2.023cm" svg:height="2.54cm" svg:x="11.704cm" svg:y="24.60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048cm" svg:height="2.54cm" svg:x="7.504cm" svg:y="24.60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4.572cm" svg:height="1.016cm" svg:x="7.604cm" svg:y="28.1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62cm" svg:height="0.762cm" svg:x="7.631cm" svg:y="24.733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7.631cm" svg:y="25.495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7.631cm" svg:y="26.257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631cm" svg:y="24.733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631cm" svg:y="25.495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631cm" svg:y="26.257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9.631cm" svg:y="24.733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9.631cm" svg:y="25.495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9.631cm" svg:y="26.257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731cm" svg:y="24.733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731cm" svg:y="25.495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731cm" svg:y="26.257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1.831cm" svg:y="24.733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1.831cm" svg:y="25.495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1.831cm" svg:y="26.257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2.831cm" svg:y="24.733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2.831cm" svg:y="25.495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2.831cm" svg:y="26.257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3.931cm" svg:y="24.733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3.931cm" svg:y="25.495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3.931cm" svg:y="26.257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4.931cm" svg:y="24.733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4.931cm" svg:y="25.495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4.931cm" svg:y="26.257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7.731cm" svg:y="28.257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631cm" svg:y="28.257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9.531cm" svg:y="28.257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431cm" svg:y="28.257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1.331cm" svg:y="28.257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3" draw:layer="layout" svg:width="3.213cm" svg:height="1.191cm" svg:x="4.456cm" svg:y="28.289cm">
            <draw:text-box>
              <text:p><text:span text:style-name="T2">Vertices array</text:span></text:p>
            </draw:text-box>
          </draw:frame>
          <draw:frame draw:style-name="gr14" draw:text-style-name="P3" draw:layer="layout" svg:width="2.54cm" svg:height="0.722cm" svg:x="4.456cm" svg:y="26.297cm">
            <draw:text-box>
              <text:p><text:span text:style-name="T2">Source ID</text:span></text:p>
            </draw:text-box>
          </draw:frame>
          <draw:frame draw:style-name="gr15" draw:text-style-name="P3" draw:layer="layout" svg:width="3.175cm" svg:height="1.191cm" svg:x="3.667cm" svg:y="24.797cm">
            <draw:text-box>
              <text:p><text:span text:style-name="T2">Destination ID</text:span></text:p>
            </draw:text-box>
          </draw:frame>
          <draw:frame draw:style-name="gr14" draw:text-style-name="P3" draw:layer="layout" svg:width="1.905cm" svg:height="0.722cm" svg:x="4.956cm" svg:y="25.497cm">
            <draw:text-box>
              <text:p><text:span text:style-name="T2">Weight</text:span></text:p>
            </draw:text-box>
          </draw:frame>
          <draw:line draw:style-name="gr2" draw:text-style-name="P1" draw:layer="layout" svg:x1="8.012cm" svg:y1="28.162cm" svg:x2="8.012cm" svg:y2="27.146cm">
            <text:p/>
          </draw:line>
          <draw:line draw:style-name="gr2" draw:text-style-name="P1" draw:layer="layout" svg:x1="9.012cm" svg:y1="28.163cm" svg:x2="10.679cm" svg:y2="27.218cm">
            <text:p/>
          </draw:line>
          <draw:line draw:style-name="gr2" draw:text-style-name="P1" draw:layer="layout" svg:x1="10.112cm" svg:y1="28.164cm" svg:x2="11.695cm" svg:y2="27.267cm">
            <text:p/>
          </draw:line>
          <draw:line draw:style-name="gr2" draw:text-style-name="P1" draw:layer="layout" svg:x1="11.212cm" svg:y1="28.165cm" svg:x2="13.981cm" svg:y2="27.232cm">
            <text:p/>
          </draw:line>
          <draw:line draw:style-name="gr9" draw:text-style-name="P1" draw:layer="layout" svg:x1="6.642cm" svg:y1="25.214cm" svg:x2="7.404cm" svg:y2="25.214cm">
            <text:p/>
          </draw:line>
          <draw:line draw:style-name="gr9" draw:text-style-name="P1" draw:layer="layout" svg:x1="6.642cm" svg:y1="25.914cm" svg:x2="7.404cm" svg:y2="25.914cm">
            <text:p/>
          </draw:line>
          <draw:line draw:style-name="gr9" draw:text-style-name="P1" draw:layer="layout" svg:x1="6.642cm" svg:y1="26.614cm" svg:x2="7.404cm" svg:y2="26.614cm">
            <text:p/>
          </draw:line>
          <draw:custom-shape draw:style-name="gr16" draw:text-style-name="P1" draw:layer="layout" svg:width="1.016cm" svg:height="1.778cm" svg:x="7.434cm" svg:y="22.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8" draw:text-style-name="P3" draw:layer="layout" svg:width="9.271cm" svg:height="2.132cm" svg:x="8.577cm" svg:y="22.609cm">
            <draw:text-box>
              <text:p><text:span text:style-name="T2">Associating vertices with edges (linear scan)</text:span></text:p>
              <text:p><text:span text:style-name="T2">Complexity: O(|E|)</text:span></text:p>
            </draw:text-box>
          </draw:frame>
          <draw:frame draw:style-name="gr15" draw:text-style-name="P3" draw:layer="layout" svg:width="3.213cm" svg:height="1.191cm" svg:x="7.25cm" svg:y="13.906cm">
            <draw:text-box>
              <text:p><text:span text:style-name="T2">Edges array</text:span></text:p>
            </draw:text-box>
          </draw:frame>
        </draw:g>
        <draw:custom-shape draw:style-name="gr19" draw:text-style-name="P1" draw:layer="layout" svg:width="0.851cm" svg:height="0.851cm" svg:x="21.293cm" svg:y="18.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851cm" svg:height="0.851cm" svg:x="20.415cm" svg:y="18.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851cm" svg:height="0.851cm" svg:x="19.593cm" svg:y="18.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851cm" svg:height="0.851cm" svg:x="18.715cm" svg:y="18.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851cm" svg:height="0.851cm" svg:x="24.693cm" svg:y="18.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851cm" svg:height="0.851cm" svg:x="23.815cm" svg:y="18.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851cm" svg:height="0.851cm" svg:x="22.993cm" svg:y="18.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851cm" svg:height="0.851cm" svg:x="22.115cm" svg:y="18.3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635cm" svg:height="0.635cm" svg:x="20.558cm" svg:y="18.39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21.358cm" svg:y="18.39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22.258cm" svg:y="18.39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508cm" svg:height="0.828cm" svg:x="20.618cm" svg:y="19.288cm">
          <text:p/>
          <draw:enhanced-geometry svg:viewBox="0 0 21600 21600" draw:text-areas="?f0 ?f7 ?f2 21600" draw:type="up-arrow" draw:modifiers="11386.2484921592 7214.1453831041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0.508cm" svg:height="0.828cm" svg:x="23.019cm" svg:y="19.289cm">
          <text:p/>
          <draw:enhanced-geometry svg:viewBox="0 0 21600 21600" draw:text-areas="?f0 ?f7 ?f2 21600" draw:type="up-arrow" draw:modifiers="11386.2484921592 7214.1453831041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3" draw:layer="layout" svg:width="1.442cm" svg:height="0.721cm" svg:x="20.159cm" svg:y="20.091cm">
          <draw:text-box>
            <text:p><text:span text:style-name="T2">head</text:span></text:p>
          </draw:text-box>
        </draw:frame>
        <draw:frame draw:style-name="gr23" draw:text-style-name="P3" draw:layer="layout" svg:width="1.044cm" svg:height="0.721cm" svg:x="22.759cm" svg:y="20.092cm">
          <draw:text-box>
            <text:p><text:span text:style-name="T2">tail</text:span></text:p>
          </draw:text-box>
        </draw:frame>
        <draw:frame draw:style-name="gr24" draw:text-style-name="P3" draw:layer="layout" svg:width="8.095cm" svg:height="1.661cm" svg:x="17.797cm" svg:y="16.748cm">
          <draw:text-box>
            <text:p><text:span text:style-name="T2">Array-based FIFO queue </text:span></text:p>
            <text:p><text:span text:style-name="T2">of size |V|</text:span></text:p>
          </draw:text-box>
        </draw:frame>
        <draw:frame draw:style-name="gr25" draw:text-style-name="P3" draw:layer="layout" svg:width="3.429cm" svg:height="1.191cm" svg:x="24.368cm" svg:y="16.748cm">
          <draw:text-box>
            <text:p><text:span text:style-name="T2">insertion of new item here</text:span></text:p>
          </draw:text-box>
        </draw:frame>
        <draw:line draw:style-name="gr26" draw:text-style-name="P1" draw:layer="layout" svg:x1="24.495cm" svg:y1="17.51cm" svg:x2="23.352cm" svg:y2="18.78cm">
          <text:p/>
        </draw:line>
        <draw:line draw:style-name="gr26" draw:text-style-name="P1" draw:layer="layout" svg:x1="23.606cm" svg:y1="19.923cm" svg:x2="24.368cm" svg:y2="19.923cm">
          <text:p/>
        </draw:line>
        <draw:line draw:style-name="gr26" draw:text-style-name="P1" draw:layer="layout" svg:x1="21.066cm" svg:y1="19.923cm" svg:x2="21.701cm" svg:y2="19.923cm">
          <text:p/>
        </draw:line>
        <draw:frame draw:style-name="gr24" draw:text-style-name="P3" draw:layer="layout" svg:width="5.207cm" svg:height="1.661cm" svg:x="17.764cm" svg:y="20.939cm">
          <draw:text-box>
            <text:p><text:span text:style-name="T2">dequeue operation <text:s/>shifts the head position</text:span></text:p>
          </draw:text-box>
        </draw:frame>
        <draw:line draw:style-name="gr26" draw:text-style-name="P1" draw:layer="layout" svg:x1="19.261cm" svg:y1="20.966cm" svg:x2="20.277cm" svg:y2="20.0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head_20_1" draw:display-name="Arrowhead 1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6T16:20:21.591768000</meta:creation-date>
    <dc:date>2016-12-29T01:12:04.993411000</dc:date>
    <meta:editing-duration>PT21M46S</meta:editing-duration>
    <meta:editing-cycles>2</meta:editing-cycles>
    <meta:generator>LibreOffice/4.3.1.2$MacOSX_x86 LibreOffice_project/958349dc3b25111dbca392fbc281a05559ef6848</meta:generator>
    <meta:document-statistic meta:object-count="238"/>
  </office:meta>
</office:document-meta>
</file>